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300000066BDA7BFE5ABD7F03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6.1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0299in" fo:padding-bottom="0.0403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1.4354in"/>
    </style:style>
    <style:style style:name="Table2.B" style:family="table-column">
      <style:table-column-properties style:column-width="5.0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99in" fo:padding-right="0.0799in" fo:padding-top="0.0201in" fo:padding-bottom="0.0201in" fo:border="0.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size-complex="16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officeooo:rsid="000d6bea" officeooo:paragraph-rsid="000d6bea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d6bea" officeooo:paragraph-rsid="000d6bea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0d6c42" officeooo:paragraph-rsid="000d6c42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6c42" officeooo:paragraph-rsid="000d6c42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15" style:family="paragraph" style:parent-style-name="Standard">
      <style:paragraph-properties fo:line-height="100%" fo:text-align="center" style:justify-single-word="false" fo:break-before="page"/>
    </style:style>
    <style:style style:name="P16" style:family="paragraph" style:parent-style-name="Standard">
      <style:paragraph-properties fo:margin-top="0in" fo:margin-bottom="0.0835in" loext:contextual-spacing="false" fo:line-height="100%" fo:text-align="center" style:justify-single-word="false" fo:break-before="page"/>
    </style:style>
    <style:style style:name="P17" style:family="paragraph" style:parent-style-name="Standard">
      <style:paragraph-properties fo:margin-top="0in" fo:margin-bottom="0.0835in" loext:contextual-spacing="false" fo:line-height="100%"/>
    </style:style>
    <style:style style:name="P18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9" style:family="paragraph" style:parent-style-name="List_20_Paragraph" style:list-style-name="WWNum3">
      <style:paragraph-properties fo:margin-left="0.1752in" fo:margin-right="0in" fo:margin-top="0in" fo:margin-bottom="0in" loext:contextual-spacing="true" fo:line-height="100%" fo:text-indent="-0.1752in" style:auto-text-indent="false"/>
    </style:style>
    <style:style style:name="P20" style:family="paragraph" style:parent-style-name="Footnote" style:master-page-name="Converted2">
      <style:paragraph-properties style:page-number="auto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>
      <loext:graphic-properties draw:fill="solid" draw:fill-color="#eb6363"/>
      <style:paragraph-properties fo:text-align="start"/>
      <style:text-properties fo:font-size="18pt"/>
    </style:style>
    <style:style style:name="P23" style:family="paragraph">
      <loext:graphic-properties draw:fill="solid" draw:fill-color="#a0a0a0"/>
      <style:paragraph-properties fo:text-align="center"/>
    </style:style>
    <style:style style:name="P24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weight="bold" officeooo:rsid="000d6bea" style:font-size-asian="10pt" style:font-weight-asian="bold" style:font-size-complex="10pt"/>
    </style:style>
    <style:style style:name="T7" style:family="text">
      <style:text-properties fo:font-size="10pt" fo:font-weight="bold" officeooo:rsid="000d6c42" style:font-size-asian="10pt" style:font-weight-asian="bold" style:font-size-complex="10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9pt" fo:font-style="italic" style:font-size-asian="9pt" style:font-style-asian="italic" style:font-size-complex="9pt"/>
    </style:style>
    <style:style style:name="T13" style:family="text">
      <style:text-properties fo:font-size="9pt" style:font-size-asian="9pt"/>
    </style:style>
    <style:style style:name="T14" style:family="text">
      <style:text-properties style:font-name="MS Gothic" style:font-name-asian="MS Gothic1"/>
    </style:style>
    <style:style style:name="T15" style:family="text">
      <style:text-properties style:font-name="MS Gothic" officeooo:rsid="000d6bea" style:font-name-asian="MS Gothic1"/>
    </style:style>
    <style:style style:name="T16" style:family="text">
      <style:text-properties style:font-name="Arial" fo:font-size="10pt" style:font-size-asian="10pt" style:font-name-complex="Arial1"/>
    </style:style>
    <style:style style:name="T17" style:family="text">
      <style:text-properties style:font-name="Arial" fo:font-size="10pt" fo:font-weight="bold" style:font-size-asian="10pt" style:font-weight-asian="bold" style:font-name-complex="Arial1"/>
    </style:style>
    <style:style style:name="T18" style:family="text">
      <style:text-properties style:font-name="Arial" fo:font-size="9pt" style:font-size-asian="9pt" style:font-name-complex="Arial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6pt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6pt"/>
    </style:style>
    <style:style style:name="T24" style:family="text">
      <style:text-properties fo:color="#ffffff" style:font-name="Cambria" fo:font-size="14pt" style:font-name-asian="F" style:font-size-asian="14pt" style:font-name-complex="F" style:font-size-complex="20pt"/>
    </style:style>
    <style:style style:name="T25" style:family="text">
      <style:text-properties officeooo:rsid="000d6bea"/>
    </style:style>
    <style:style style:name="T26" style:family="text">
      <style:text-properties officeooo:rsid="000d6c4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862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eb6363" draw:textarea-vertical-align="top" draw:auto-grow-height="false" fo:min-height="0.328in" fo:min-width="0.2429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style style:name="gr3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.0835in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SXD" form:value="Select Departmen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hoose an item."/>
            <form:item form:label="SXD"/>
            <form:item form:label="HXR"/>
            <form:item form:label="MEC"/>
            <form:item form:label="SED"/>
            <form:item form:label="DET"/>
            <form:item form:label="OTHER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rect text:anchor-type="as-char" style:rel-width="100%" draw:z-index="4" draw:style-name="gr2" draw:text-style-name="P23" svg:width="6.5004in" svg:height="0.0213in"><text:p/></draw:rect></text:p>
      <text:p text:style-name="P2"><text:span text:style-name="T1">LCLS Department: <text:s text:c="104"/></text:span><text:s/><draw:control text:anchor-type="as-char" draw:z-index="5" draw:style-name="gr3" draw:text-style-name="P24" svg:width="1.7169in" svg:height="0.2276in" draw:control="control1"/></text:p>
      <text:p text:style-name="P2"><draw:rect text:anchor-type="as-char" style:rel-width="100%" draw:z-index="6" draw:style-name="gr2" draw:text-style-name="P23" svg:width="6.5004in" svg:height="0.0213in"><text:p/></draw:rect></text:p>
      <text:p text:style-name="P2"><text:span text:style-name="T1">Title:</text:span><text:span text:style-name="T5"> </text:span><text:span text:style-name="T7">X-ray beam mode and t</text:span><text:span text:style-name="T6">ransient </text:span><text:span text:style-name="T7">material </text:span><text:span text:style-name="T6">electronic and thermal </text:span><text:span text:style-name="T7">modulation for x-ray pumped materials</text:span></text:p>
      <text:p text:style-name="P7"/>
      <text:p text:style-name="P2"><draw:rect text:anchor-type="as-char" style:rel-width="100%" draw:z-index="7" draw:style-name="gr2" draw:text-style-name="P23" svg:width="6.5004in" svg:height="0.0213in"><text:p/></draw:rect></text:p>
      <text:p text:style-name="P2"><text:span text:style-name="T1">LCLS Lead/Leads</text:span> <text:span text:style-name="T8">(department or scientist)</text:span>: <text:span text:style-name="T25">Ryan Coffee/Xianchao Cheng</text:span></text:p>
      <text:p text:style-name="P9"/>
      <text:p text:style-name="P2"><draw:rect text:anchor-type="as-char" style:rel-width="100%" draw:z-index="8" draw:style-name="gr2" draw:text-style-name="P23" svg:width="6.5004in" svg:height="0.0213in"><text:p/></draw:rect></text:p>
      <text:p text:style-name="P2"><text:span text:style-name="T1">LCLS Collaborators:</text:span></text:p>
      <text:p text:style-name="P10">Lin Zheng, Yiping Feng, Franz Tavella, Mike Glownia, Diling Zhu, David Fritz</text:p>
      <text:p text:style-name="P9"/>
      <text:p text:style-name="P2"><draw:rect text:anchor-type="as-char" style:rel-width="100%" draw:z-index="9" draw:style-name="gr2" draw:text-style-name="P23" svg:width="6.5004in" svg:height="0.0213in"><text:p/></draw:rect></text:p>
      <text:p text:style-name="P2"><text:span text:style-name="T1">Non-LCLS/External Collaborators</text:span><text:span text:style-name="T8"> (names, affiliations, and </text:span><text:span text:style-name="T9">description of roles</text:span><text:span text:style-name="T8">)</text:span>: </text:p>
      <text:p text:style-name="P11">Nikita Medvedev, Academy of Science of Czech Republic, <text:span text:style-name="T26">x-ray/materials interaction theory support.</text:span></text:p>
      <text:p text:style-name="P2"/>
      <text:p text:style-name="P2"><draw:rect text:anchor-type="as-char" style:rel-width="100%" draw:z-index="10" draw:style-name="gr2" draw:text-style-name="P23" svg:width="6.5004in" svg:height="0.0213in"><text:p/></draw:rect></text:p>
      <text:p text:style-name="P4"><text:span text:style-name="T10">Proposal Criteria</text:span></text:p>
      <text:p text:style-name="P4"><text:span text:style-name="T12">(select all criteria that are relevant for this proposal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4">☐</text:span></text:p>
          </table:table-cell>
          <table:table-cell table:style-name="Table1.A1" office:value-type="string">
            <text:p text:style-name="P2"><text:span text:style-name="T16">Proposed activities </text:span><text:span text:style-name="T17">are outside</text:span><text:span text:style-name="T16"> the scope or guidelines for a regular PRP proposal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4">☐</text:span></text:p>
          </table:table-cell>
          <table:table-cell table:style-name="Table1.A1" office:value-type="string">
            <text:p text:style-name="P2"><text:span text:style-name="T17">Commissioning &amp; Technical Developmen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4">☐</text:span></text:p>
          </table:table-cell>
          <table:table-cell table:style-name="Table1.A1" office:value-type="string">
            <text:p text:style-name="P2"><text:span text:style-name="T17">Career Development Opportunity Proposal:</text:span><text:span text:style-name="T16"> </text:span></text:p>
            <text:p text:style-name="P2"><text:span text:style-name="T16">Developing LCLS staff scientists and expertise to remain at the forefront of their fields. Describe in detail how the proposed activity will advance the scientific career of the proposer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5">x</text:span></text:p>
          </table:table-cell>
          <table:table-cell table:style-name="Table1.A1" office:value-type="string">
            <text:p text:style-name="P2"><text:span text:style-name="T17">Developing or demonstrating new experimental methods, technical capabilities, or instrumentation </text:span><text:span text:style-name="T16">with clear potential to enhance the science impact, and exploit the unique capabilities, of LCLS. </text:span><text:span text:style-name="T18">(Links to the LCLS strategic development plan, existing programs, initiatives, or development efforts e.g. R&amp;D, L2S-I, XIP, AIP, OIP etc. should be clearly articulated, where appropriate.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4">☐</text:span></text:p>
          </table:table-cell>
          <table:table-cell table:style-name="Table1.A1" office:value-type="string">
            <text:p text:style-name="P2"><text:span text:style-name="T17">Demonstration experiments</text:span><text:span text:style-name="T16"> to develop a </text:span><text:span text:style-name="T17">new user community</text:span><text:span text:style-name="T16"> and/or </text:span><text:span text:style-name="T17">establish a new area of science</text:span><text:span text:style-name="T16"> where LCLS will have a significant impact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4">☐</text:span></text:p>
          </table:table-cell>
          <table:table-cell table:style-name="Table1.A1" office:value-type="string">
            <text:p text:style-name="P2"><text:span text:style-name="T17">Enhancing the operational effectiveness of LCLS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4"><text:span text:style-name="T20">Justification for criteria selection</text:span></text:p>
            <text:p text:style-name="P2"/>
            <text:p text:style-name="P2"/>
            <text:p text:style-name="P2"/>
            <text:p text:style-name="P12">Demonstrating the use of the 2D-TimeTool in spectrogram mode to simultaneously deliver x-ray beam mode profile, spatially dependent arrival time, and thermally induced transient optical modulation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7"/>
          </table:table-cell>
          <table:covered-table-cell/>
        </table:table-row>
      </table:table>
      <text:p text:style-name="Standard"/>
      <text:p text:style-name="P15"><text:span text:style-name="T21">Technical and Experimental Summary </text:span><text:span text:style-name="T21"><text:note text:id="ftn1" text:note-class="footnote"><text:note-citation>1</text:note-citation><text:note-body><text:p text:style-name="P20"><text:span text:style-name="T13"><text:s/>IH proposals considered for beamtime must submit the same technical questionnaire required for standard user experiments</text:span></text:p></text:note-body></text:not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1">Instrument</text:span></text:p>
          </table:table-cell>
          <table:table-cell table:style-name="Table2.A1" office:value-type="string">
            <text:p text:style-name="P13">XCS</text:p>
          </table:table-cell>
        </table:table-row>
        <table:table-row table:style-name="Table2.1">
          <table:table-cell table:style-name="Table2.A1" office:value-type="string">
            <text:p text:style-name="P2"><text:span text:style-name="T1">Number of Shifts</text:span></text:p>
          </table:table-cell>
          <table:table-cell table:style-name="Table2.A1" office:value-type="string">
            <text:p text:style-name="P13">3</text:p>
          </table:table-cell>
        </table:table-row>
        <table:table-row table:style-name="Table2.1">
          <table:table-cell table:style-name="Table2.A1" office:value-type="string">
            <text:p text:style-name="P2"><text:span text:style-name="T1">Detailed shifts justification</text:span></text:p>
          </table:table-cell>
          <table:table-cell table:style-name="Table2.A1" office:value-type="string">
            <text:list xml:id="list1358559792" text:style-name="WWNum3"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1">Std. configuration</text:span></text:p>
          </table:table-cell>
          <table:table-cell table:style-name="Table2.A1" office:value-type="string">
            <text:p text:style-name="P12">N</text:p>
          </table:table-cell>
        </table:table-row>
        <table:table-row table:style-name="Table2.1">
          <table:table-cell table:style-name="Table2.A1" office:value-type="string">
            <text:p text:style-name="P2"><text:span text:style-name="T1">Scheduling constraints <text:line-break/></text:span><text:span text:style-name="T2">(end of the run, near a user experiment, etc.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<text:span text:style-name="T1">Multiplexing</text:span></text:p>
          </table:table-cell>
          <table:table-cell table:style-name="Table2.A1" office:value-type="string">
            <text:p text:style-name="P2"><text:span text:style-name="T26">Y: Following initial setup and alignment, this is not a statistics starved experiment, so can be run intermittently or at a sub-120Hz rate, e.g. 1Hz or 10Hz.</text:span> <text:s/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Photon energy </text:span><text:span text:style-name="T2">(range)</text:span></text:p>
          </table:table-cell>
          <table:table-cell table:style-name="Table2.A1" office:value-type="string">
            <text:p text:style-name="P13">Any, the more variation the better, but only of secondary concern</text:p>
          </table:table-cell>
        </table:table-row>
        <table:table-row table:style-name="Table2.1">
          <table:table-cell table:style-name="Table2.A1" office:value-type="string">
            <text:p text:style-name="P2"><text:span text:style-name="T1">Pink/ Mono/CCM</text:span></text:p>
          </table:table-cell>
          <table:table-cell table:style-name="Table2.A1" office:value-type="string">
            <text:p text:style-name="P4">Pink , <text:span text:style-name="T26">we want max pulse energy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Operation mode </text:span><text:span text:style-name="T2">(SASE, seeded, other )</text:span></text:p>
          </table:table-cell>
          <table:table-cell table:style-name="Table2.A1" office:value-type="string">
            <text:p text:style-name="P13">SASE</text:p>
          </table:table-cell>
        </table:table-row>
        <table:table-row table:style-name="Table2.1">
          <table:table-cell table:style-name="Table2.A1" office:value-type="string">
            <text:p text:style-name="P2"><text:span text:style-name="T1">Lasers parameters</text:span></text:p>
          </table:table-cell>
          <table:table-cell table:style-name="Table2.A1" office:value-type="string">
            <text:p text:style-name="P4"/>
            <text:p text:style-name="P13">800nm with &gt;100 uJ compressed for Gas cell or Hariot cell continuum generation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<text:span text:style-name="T1">Resources required </text:span><text:span text:style-name="T2">(M&amp;S, equipment, manpower, etc.)</text:span></text:p>
          </table:table-cell>
          <table:table-cell table:style-name="Table2.A1" office:value-type="string">
            <text:p text:style-name="P2"/>
            <text:p text:style-name="P2"/>
            <text:p text:style-name="P12">1 Day for Optical setup assuming compressed 800nm pulses available.</text:p>
            <text:p text:style-name="P2"/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<text:span text:style-name="T1">Additional information </text:span></text:p>
          </table:table-cell>
          <table:table-cell table:style-name="Table2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8"/>
      <text:p text:style-name="P16"><text:span text:style-name="T23">Narrative: two-page limit, excluding references</text:span><draw:rect text:anchor-type="as-char" style:rel-width="100%" draw:z-index="11" draw:style-name="gr4" draw:text-style-name="P23" svg:width="6.5004in" svg:height="0.0213in"><text:p/></draw:rect></text:p>
      <text:p text:style-name="P1"><text:span text:style-name="T1">What do we intend to do?</text:span></text:p>
      <text:p text:style-name="P17"/>
      <text:p text:style-name="P17"><text:bookmark text:name="_GoBack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rect text:anchor-type="as-char" style:rel-width="100%" draw:z-index="12" draw:style-name="gr4" draw:text-style-name="P23" svg:width="6.5004in" svg:height="0.0213in"><text:p/></draw:rect></text:p>
      <text:p text:style-name="P1"><text:span text:style-name="T1">Why is this important or urgent? Why now in Run 18?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rect text:anchor-type="as-char" style:rel-width="100%" draw:z-index="13" draw:style-name="gr4" draw:text-style-name="P23" svg:width="6.5004in" svg:height="0.0213in"><text:p/></draw:rect></text:p>
      <text:p text:style-name="P1"><text:span text:style-name="T1">Detailed Experimental Description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rect text:anchor-type="as-char" style:rel-width="100%" draw:z-index="14" draw:style-name="gr4" draw:text-style-name="P23" svg:width="6.5004in" svg:height="0.0213in"><text:p/></draw:rect></text:p>
      <text:p text:style-name="P18"><text:span text:style-name="T1">Impact<text:line-break/></text:span><text:span text:style-name="T4">What will be the impact or significance if the proposed activity is successful?<text:line-break/>What will be the impact if the proposed activity is delayed or deferred?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rect text:anchor-type="as-char" style:rel-width="100%" draw:z-index="15" draw:style-name="gr4" draw:text-style-name="P23" svg:width="6.5004in" svg:height="0.0213in"><text:p/></draw:rect></text:p>
      <text:p text:style-name="P1"><text:span text:style-name="T1">References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line-height="100%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solid" draw:fill-color="#eb6363"/>
      <style:paragraph-properties fo:text-align="start"/>
      <style:text-properties fo:font-size="18pt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4pt" fo:font-weight="bold" style:font-size-asian="14pt" style:font-weight-asian="bold" style:font-size-complex="16pt"/>
    </style:style>
    <style:style style:name="MT3" style:family="text">
      <style:text-properties fo:color="#ffffff" style:font-name="Cambria" fo:font-size="14pt" style:font-name-asian="F" style:font-size-asian="14pt" style:font-name-complex="F" style:font-size-complex="2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0862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in" draw:fill="solid" draw:fill-color="#eb6363" draw:textarea-vertical-align="top" draw:auto-grow-height="false" fo:min-height="0.328in" fo:min-width="0.2429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02in" style:dynamic-spacing="true"/>
      </style:header-style>
      <style:footer-style>
        <style:header-footer-properties fo:min-height="0.6in" fo:margin-left="0in" fo:margin-right="0in" fo:margin-top="0.5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as-char" svg:width="2.3071in" svg:height="0.4335in" draw:z-index="19"><draw:image xlink:href="Pictures/10000000000001F300000066BDA7BFE5ABD7F03F.png" xlink:type="simple" xlink:show="embed" xlink:actuate="onLoad" loext:mime-type="image/png"/></draw:frame><text:span text:style-name="MT1"><text:tab/><text:tab/></text:span><text:span text:style-name="MT2">In House Proposal – Run 18</text:span></text:p>
      </style:header>
      <style:footer>
        <text:p text:style-name="Footer"><draw:custom-shape text:anchor-type="paragraph" draw:z-index="3" draw:name="AutoShape 13" draw:style-name="Mgr1" draw:text-style-name="MP2" svg:width="0.885in" svg:height="0.8551in" svg:x="7.6083in" svg:y="10.1437in"><text:p text:style-name="MP1"><text:span text:style-name="MT3"><text:page-number text:select-page="current">4</text:page-number></text:span></text:p><draw:enhanced-geometry draw:mirror-horizontal="false" draw:mirror-vertical="false" draw:text-areas="?f1 ?f5 ?f4 ?f6" svg:viewBox="0 0 0 0" draw:type="ooxml-triangle" draw:modifiers="10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Aymeric ROBERT</meta:initial-creator>
    <meta:editing-cycles>15</meta:editing-cycles>
    <meta:creation-date>2019-09-12T23:47:00</meta:creation-date>
    <dc:date>2019-10-11T17:36:52.143471258</dc:date>
    <meta:editing-duration>PT2H26M9S</meta:editing-duration>
    <meta:generator>LibreOffice/6.2.7.1$Linux_X86_64 LibreOffice_project/20$Build-1</meta:generator>
    <meta:document-statistic meta:table-count="2" meta:image-count="1" meta:object-count="0" meta:page-count="4" meta:paragraph-count="71" meta:word-count="435" meta:character-count="3055" meta:non-whitespace-character-count="2559"/>
    <meta:user-defined meta:name="AppVersion">16.00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